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 fo:font-size="6pt" fo:font-style="italic" style:font-size-asian="6pt" style:font-style-asian="italic" style:font-size-complex="6pt" style:font-style-complex="italic"/>
    </style:style>
    <style:style style:name="ce2" style:family="table-cell" style:parent-style-name="Default">
      <style:table-cell-properties style:text-align-source="fix" style:repeat-content="false" fo:border="0.79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</office:automatic-styles>
  <office:body>
    <office:spreadsheet>
      <table:table table:name="SymbalTabl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ke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next</text:p>
          </table:table-cell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2" office:value-type="string">
            <text:p>h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style-name="ce2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</table:table-row>
      </table:table>
      <table:table table:name="Sort" table:style-name="ta1">
        <table:table-column table:style-name="co1" table:number-columns-repeated="1024" table:default-cell-style-name="ce3"/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7"/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inser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office:value-type="string">
            <text:p>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 = 1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6"/>
          <table:table-cell table:number-columns-repeated="1020"/>
        </table:table-row>
        <table:table-row table:style-name="ro2">
          <table:table-cell office:value-type="string">
            <text:p>J = 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>
            <text:p>I = 1</text:p>
          </table:table-cell>
          <table:table-cell table:number-columns-repeated="1023"/>
        </table:table-row>
        <table:table-row table:style-name="ro2">
          <table:table-cell office:value-type="string">
            <text:p>J = 0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ll </meta:initial-creator>
    <meta:creation-date>2015-05-02T13:30:59</meta:creation-date>
    <meta:generator>LibreOffice/3.5$Linux_X86_64 LibreOffice_project/350m1$Build-2</meta:generator>
    <dc:date>2015-05-09T14:39:22</dc:date>
    <dc:creator>null </dc:creator>
    <meta:editing-duration>PT4H25M11S</meta:editing-duration>
    <meta:editing-cycles>4</meta:editing-cycles>
    <meta:document-statistic meta:table-count="3" meta:cell-count="42" meta:object-count="0"/>
  </office:meta>
</office:document-meta>
</file>